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text-indent="1in" style:auto-text-indent="true"/>
      <style:text-properties fo:font-size="20pt"/>
    </style:style>
    <style:style style:name="P2" style:family="paragraph">
      <style:paragraph-properties fo:text-indent="1in" style:auto-text-indent="true"/>
      <style:text-properties fo:font-size="12pt"/>
    </style:style>
    <style:style style:name="P3" style:family="paragraph">
      <style:paragraph-properties fo:text-indent="1in" style:auto-text-indent="false"/>
      <style:text-properties fo:font-size="12pt"/>
    </style:style>
  </office:automatic-styles>
  <office:body>
    <office:text>
      <text:p text:style-name="P1">
     This is an example of paragraph with font size 20pt and automatic text indent enabled. This is an example of paragraph with font size 20pt and automatic text indent enabled.
   </text:p>
      <text:p/>
      <text:p/>
      <text:p/>
      <text:p text:style-name="P2">
     This is an example of paragraph with font size 12pt and automatic text indent enabled. This is an example of paragraph with font size 12pt and automatic text indent enabled.
   </text:p>
      <text:p/>
      <text:p/>
      <text:p/>
      <text:p text:style-name="P3">
     This is an example of paragraph with font size 12pt, text indent is 1 inch and automatic text indent disabled. This is an example of paragraph with font size 12pt, text indent is 1 inch and automatic text indent disabled. 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